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officeooo:rsid="00077f38"/>
    </style:style>
    <style:style style:name="T2" style:family="text">
      <style:text-properties officeooo:rsid="00082179"/>
    </style:style>
    <style:style style:name="T3" style:family="text">
      <style:text-properties officeooo:rsid="000938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3">7</text:span> : <text:span text:style-name="T1">Script</text:span></text:h>
      <text:p text:style-name="Standard"/>
      <text:p text:style-name="P1">Dans ce TP, nous allons utiliser les différents éléments assertions proposés par JMeter</text:p>
      <text:p text:style-name="P1"/>
      <text:h text:style-name="Heading_20_4" text:outline-level="4">Test fonctionnel </text:h>
      <text:p text:style-name="P2">Post-processeur + Exécution de script</text:p>
      <text:p text:style-name="Standard">Reprendre le test fonctionnel du TP précédent et implémenter le cas de test suivant :</text:p>
      <text:list xml:id="list3418691940" text:style-name="L1">
        <text:list-item>
          <text:p text:style-name="P3">TC8 : Lors <text:span text:style-name="T2">de l’ajout d’un produit</text:span>, le nombre de membres est augmenté de 1</text:p>
        </text:list-item>
      </text:list>
      <text:p text:style-name="P1"/>
      <text:p text:style-name="P1">Pour obtenir ce résultat, vous pouvez utiliser des post-processeur permettant de récupérer le nombre de <text:span text:style-name="T2">produits</text:span> puis une assertion Script permettant que le nombre de membres a augmenté de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4-01T14:47:02.598513160</dc:date>
    <meta:editing-duration>PT15H53M17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84" meta:character-count="503" meta:non-whitespace-character-count="426"/>
  </office:meta>
</office:document-meta>
</file>